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Titillium Web" svg:font-family="'Titillium Web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f7495" officeooo:paragraph-rsid="000f7495" style:font-size-asian="10.5pt" style:font-size-complex="12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03ab0" officeooo:paragraph-rsid="00103ab0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103ab0" officeooo:paragraph-rsid="00103ab0" style:font-size-asian="12.25pt" style:font-size-complex="14pt"/>
    </style:style>
    <style:style style:name="P4" style:family="paragraph" style:parent-style-name="Standard">
      <style:text-properties fo:font-size="14pt" style:text-underline-style="none" officeooo:rsid="00116be9" officeooo:paragraph-rsid="00116be9" style:font-size-asian="12.25pt" style:font-size-complex="14pt"/>
    </style:style>
    <style:style style:name="P5" style:family="paragraph" style:parent-style-name="Standard">
      <style:text-properties fo:color="#ce181e" fo:font-size="14pt" style:text-underline-style="none" officeooo:rsid="00116be9" officeooo:paragraph-rsid="00116be9" style:font-size-asian="12.25pt" style:font-size-complex="14pt"/>
    </style:style>
    <style:style style:name="P6" style:family="paragraph" style:parent-style-name="Standard">
      <style:text-properties style:use-window-font-color="true" fo:font-size="14pt" style:text-underline-style="solid" style:text-underline-width="auto" style:text-underline-color="font-color" officeooo:rsid="00116be9" officeooo:paragraph-rsid="00116be9" style:font-size-asian="12.25pt" style:font-size-complex="14pt"/>
    </style:style>
    <style:style style:name="P7" style:family="paragraph" style:parent-style-name="Standard">
      <style:text-properties style:use-window-font-color="true" fo:font-size="14pt" style:text-underline-style="none" officeooo:rsid="00116be9" officeooo:paragraph-rsid="00116be9" style:font-size-asian="12.25pt" style:font-size-complex="14pt"/>
    </style:style>
    <style:style style:name="P8" style:family="paragraph" style:parent-style-name="Text_20_body">
      <style:text-properties fo:font-variant="normal" fo:text-transform="none" fo:color="#292929" style:font-name="Titillium Web" fo:font-size="12pt" fo:letter-spacing="normal" fo:font-style="normal" fo:font-weight="normal" officeooo:rsid="000f7495" officeooo:paragraph-rsid="000f7495" style:font-size-asian="10.5pt" style:font-size-complex="1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Titillium Web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fo:letter-spacing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80%" fo:orphans="2" fo:widows="2" fo:text-indent="0cm" style:auto-text-indent="false" fo:background-color="#ffffff" fo:padding="0.049cm" fo:border="1.5pt solid #e5e5e5"/>
      <style:text-properties fo:font-variant="normal" fo:text-transform="none" fo:color="#555555" style:font-name="Consolas" fo:letter-spacing="normal" fo:font-style="normal" fo:font-weight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80%" fo:orphans="2" fo:widows="2" fo:text-indent="0cm" style:auto-text-indent="false" fo:background-color="#ffffff" fo:padding="0.049cm" fo:border="1.5pt solid #e5e5e5"/>
      <style:text-properties fo:font-variant="normal" fo:text-transform="none" fo:color="#555555" style:font-name="Consolas" fo:letter-spacing="normal" fo:font-style="normal" fo:font-weight="normal" officeooo:rsid="000f7495" officeooo:paragraph-rsid="000f7495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80%" fo:orphans="2" fo:widows="2" fo:background-color="#ffffff" fo:padding="0.049cm" fo:border="1.5pt solid #e5e5e5"/>
      <style:text-properties fo:font-variant="normal" fo:text-transform="none" fo:color="#555555" style:font-name="Consolas" fo:letter-spacing="normal" fo:font-style="normal" fo:font-weight="normal"/>
    </style:style>
    <style:style style:name="T1" style:family="text">
      <style:text-properties fo:font-size="18pt" officeooo:rsid="000f7495" style:font-size-asian="15.75pt" style:font-size-complex="18pt"/>
    </style:style>
    <style:style style:name="T2" style:family="text">
      <style:text-properties fo:font-variant="normal" fo:text-transform="none" fo:color="#555555" style:font-name="Consolas" fo:letter-spacing="normal" fo:font-style="normal" fo:font-weight="normal"/>
    </style:style>
    <style:style style:name="T3" style:family="text">
      <style:text-properties fo:font-variant="normal" fo:text-transform="none" fo:color="#555555" style:font-name="Consolas" fo:letter-spacing="normal" fo:font-style="normal" style:text-underline-style="none" fo:font-weight="normal"/>
    </style:style>
    <style:style style:name="T4" style:family="text">
      <style:text-properties fo:font-variant="normal" fo:text-transform="none" style:font-name="Consolas" fo:letter-spacing="normal" fo:font-style="normal" style:text-underline-style="none" fo:font-weight="normal"/>
    </style:style>
    <style:style style:name="T5" style:family="text">
      <style:text-properties fo:color="#ce181e"/>
    </style:style>
    <style:style style:name="T6" style:family="text">
      <style:text-properties fo:color="#21409a"/>
    </style:style>
    <style:style style:name="T7" style:family="text">
      <style:text-properties fo:color="#0d1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Mémo Git</text:span></text:p>
      <text:p text:style-name="Standard"><text:span text:style-name="T1"/></text:p>
      <text:p text:style-name="P8">assurer que git soit bien installé</text:p>
      <text:p text:style-name="P11">git --version</text:p>
      <text:p text:style-name="P10"/>
      <text:p text:style-name="P9">configurer ses nom et prénom</text:p>
      <text:p text:style-name="P11">git config --global user.name "&lt;prénom&gt; &lt;nom&gt;"</text:p>
      <text:p text:style-name="P10"/>
      <text:p text:style-name="P9">configurer son adresse mail</text:p>
      <text:p text:style-name="P11">git config --global user.email "&lt;adresse@mail.tld&gt;"</text:p>
      <text:p text:style-name="P10"/>
      <text:p text:style-name="P9">activer la coloration syntaxique (optionnel)</text:p>
      <text:p text:style-name="P11">git config --global color.ui auto</text:p>
      <text:p text:style-name="P10"/>
      <text:p text:style-name="P9">configurer un nouveau / existant projet (à faire dans le bon dossier)</text:p>
      <text:p text:style-name="P11">git init</text:p>
      <text:p text:style-name="P10"/>
      <text:p text:style-name="P9">voir les nouveaux fichiers créés, la branche actuelle, etc.</text:p>
      <text:p text:style-name="P11">git status</text:p>
      <text:p text:style-name="P10"/>
      <text:p text:style-name="P9">ajouter un fichier dans le repository</text:p>
      <text:p text:style-name="P11">git add index.html</text:p>
      <text:p text:style-name="P12">git add * =&gt; pour ajouter tous les fichiers dans le repository.</text:p>
      <text:p text:style-name="P13">git commit -m 'premier commit de la page l\'accueil'</text:p>
      <text:p text:style-name="P10"/>
      <text:p text:style-name="P9">avoir un résumé des changements effectués sur les fichiers locaux</text:p>
      <text:p text:style-name="P11">git diff</text:p>
      <text:p text:style-name="P10"/>
      <text:p text:style-name="P9">avoir une comparaison des fichiers ligne par ligne</text:p>
      <text:p text:style-name="P11">git diff --color-words</text:p>
      <text:p text:style-name="P10"><text:soft-page-break/></text:p>
      <text:p text:style-name="P9">voir le fichier de log</text:p>
      <text:p text:style-name="P11">git log</text:p>
      <text:p text:style-name="P10"/>
      <text:p text:style-name="P9">voir le fichier de log plus succint</text:p>
      <text:p text:style-name="P11">git log --oneline</text:p>
      <text:p text:style-name="P10"/>
      <text:p text:style-name="P9">restaurer un fichier modifié par sa version précédente</text:p>
      <text:p text:style-name="P11">git checkout &lt;nom-fichier&gt;</text:p>
      <text:p text:style-name="P10"/>
      <text:p text:style-name="P9">restauration dépôt, index et répertoire de travail</text:p>
      <text:p text:style-name="P11">git reset --hard &lt;reference-commit&gt;</text:p>
      <text:p text:style-name="P10"/>
      <text:p text:style-name="P9">restauration dépôt et index</text:p>
      <text:p text:style-name="P11">git reset --mixed &lt;reference-commit&gt;</text:p>
      <text:p text:style-name="P10"/>
      <text:p text:style-name="P9">restauration dépôt</text:p>
      <text:p text:style-name="P11">git reset --soft &lt;reference-commit&gt;</text:p>
      <text:p text:style-name="P10"/>
      <text:p text:style-name="P9">créer une branche</text:p>
      <text:p text:style-name="P11">git branch &lt;nom-nouvelle-branche&gt;</text:p>
      <text:p text:style-name="P10"/>
      <text:p text:style-name="P9">vérifier la branche dans laquelle vous vous situez</text:p>
      <text:p text:style-name="P11">git branch</text:p>
      <text:p text:style-name="P10"/>
      <text:p text:style-name="P9">changer de branche</text:p>
      <text:p text:style-name="P11">git checkout &lt;nom-branche&gt;</text:p>
      <text:p text:style-name="P10"/>
      <text:p text:style-name="P9">retourner dans la branche principale</text:p>
      <text:p text:style-name="P11">git checkout master</text:p>
      <text:p text:style-name="P10"><text:soft-page-break/></text:p>
      <text:p text:style-name="P9">fusionner une autre branche avec la principale</text:p>
      <text:p text:style-name="P11">git merge &lt;nom-branche&gt;</text:p>
      <text:p text:style-name="P10"/>
      <text:p text:style-name="P9">connecter le repository local à celui de GitHub</text:p>
      <text:p text:style-name="P11">git remote add origin &lt;github-repository-url&gt;</text:p>
      <text:p text:style-name="P10"/>
      <text:p text:style-name="P9">publier les changements sur GitHub</text:p>
      <text:p text:style-name="P11">git push origin &lt;nom-branche&gt;</text:p>
      <text:p text:style-name="P10"/>
      <text:p text:style-name="P9">récupérer la dernière version du repository de GitHub</text:p>
      <text:p text:style-name="P11">git clone &lt;github-repository-url&gt;</text:p>
      <text:p text:style-name="P10"/>
      <text:p text:style-name="P9">récupérer les changements effectués (utile quand plusieurs personnes développent en même temps)</text:p>
      <text:p text:style-name="P11">git pull origin &lt;nom-branche&gt;</text:p>
      <text:p text:style-name="P1"/>
      <text:p text:style-name="P1"/>
      <text:p text:style-name="P1"/>
      <text:p text:style-name="P2">Marche a suivre en ligne de commande pour un projet git:</text:p>
      <text:p text:style-name="P2"/>
      <text:p text:style-name="P3">se mettre dans le dossier local et ouvrir un terminal </text:p>
      <text:p text:style-name="P3"/>
      <text:p text:style-name="P3">une fois le terminal ouvert taper la commande suivante <text:s/>=&gt; <text:span text:style-name="T7">git init</text:span></text:p>
      <text:p text:style-name="P3"/>
      <text:p text:style-name="P3">ensuite effectuer la commande suivante =&gt; <text:span text:style-name="T7">git add *</text:span></text:p>
      <text:p text:style-name="P3"/>
      <text:p text:style-name="P3">ensuite écrire la commande suivante <text:s/>=&gt; <text:s/><text:span text:style-name="T7">git commit -m &lt;nom de votre commit&gt;</text:span></text:p>
      <text:p text:style-name="P3"/>
      <text:p text:style-name="P4">si c’est votre premier commit taper la commande =&gt;<text:span text:style-name="T7"> git remote add origin &lt;github-<text:tab/><text:tab/><text:tab/><text:tab/><text:tab/><text:tab/><text:tab/><text:tab/>repository-url&gt;</text:span></text:p>
      <text:p text:style-name="P4"><text:span text:style-name="T5">Faire cette étape qu’une fois sur le premier commit pour connecter le repository local et le distant.</text:span></text:p>
      <text:p text:style-name="P4"><text:span text:style-name="T5"/></text:p>
      <text:p text:style-name="P7">une fois cette étape effectuer il suffit de faire =&gt; <text:span text:style-name="T7">git push</text:span></text:p>
      <text:p text:style-name="P7"/>
      <text:p text:style-name="P5">Si vous êtes sur un projet entreprise donc avec des collaborateurs penser a vérifier que vous travailler bien sur votre branche.</text:p>
      <text:p text:style-name="P2"><text:soft-page-break/><text:span text:style-name="T3"/></text:p>
      <text:p text:style-name="P6"><text:span text:style-name="T4"/></text:p>
      <text:p text:style-name="P2"><text:span text:style-name="T3"/></text:p>
      <text:p text:style-name="P3"><text:span text:style-name="T2"/></text:p>
      <text:p text:style-name="P1"/>
      <text:p text:style-name="P1"/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Titillium Web" svg:font-family="'Titillium Web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24:22.446211956</meta:creation-date>
    <dc:date>2019-07-31T10:52:32.407910697</dc:date>
    <meta:editing-duration>PT15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60" meta:word-count="389" meta:character-count="2454" meta:non-whitespace-character-count="2117"/>
  </office:meta>
</office:document-meta>
</file>